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1.077cm" fo:min-width="0.832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6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04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0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67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6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20pt" style:language-asian="zh" style:country-asian="CN" style:font-style-asian="normal" style:font-weight-asian="normal" style:font-name-complex="Lohit Hind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xml:id="id3" draw:id="id3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1" draw:text-style-name="P1" draw:layer="layout" svg:width="0.619cm" svg:height="0.391cm" svg:x="17.58cm" svg:y="4.807cm" svg:viewBox="0 0 620 392" svg:d="M0 392c156 0 620-130 620-229 0-97-14-163-170-163 0 98-453 98-450 392z">
              <text:p/>
            </draw:path>
            <draw:g>
              <draw:polygon draw:style-name="gr2" draw:text-style-name="P2" draw:layer="layout" svg:width="0.282cm" svg:height="0.326cm" svg:x="17.352cm" svg:y="4.872cm" svg:viewBox="0 0 283 327" draw:points="0,196 57,0 283,130 226,327">
                <text:p/>
              </draw:polygon>
              <draw:polygon draw:style-name="gr3" draw:text-style-name="P3" draw:layer="layout" svg:width="0.621cm" svg:height="0.358cm" svg:x="17.408cm" svg:y="4.644cm" svg:viewBox="0 0 622 359" draw:points="0,229 113,130 283,33 396,0 622,130 509,163 339,262 226,359">
                <text:p/>
              </draw:polygon>
              <draw:path draw:style-name="gr4" draw:text-style-name="P4" draw:layer="layout" svg:width="0.508cm" svg:height="0.424cm" svg:x="17.578cm" svg:y="4.774cm" svg:viewBox="0 0 509 425" svg:d="M509 131c0-196-113-131-226-65-113 65-226 65-283 359 0 0 226-131 509-294z">
                <text:p/>
              </draw:path>
              <draw:path draw:style-name="gr5" draw:text-style-name="P5" draw:layer="layout" svg:width="0.734cm" svg:height="0.555cm" svg:x="17.352cm" svg:y="4.644cm" svg:viewBox="0 0 735 556" svg:d="M453 0c-114 33-114 33-227 98-56 32-169 65-226 327 113 65 113 65 226 131 65-30 396-229 509-294 0-164-113-164-282-262z">
                <text:p/>
              </draw:path>
            </draw:g>
          </draw:g>
          <draw:g>
            <draw:path draw:style-name="gr6" draw:text-style-name="P1" draw:layer="layout" svg:width="1.017cm" svg:height="0.784cm" svg:x="17.069cm" svg:y="3.238cm" svg:viewBox="0 0 1018 785" svg:d="M4 785c155 0 1014-33 1014-327 0-295-296-458-451-458 0 98-620 66-563 785z">
              <text:p/>
            </draw:path>
            <draw:g>
              <draw:polygon draw:style-name="gr7" draw:text-style-name="P2" draw:layer="layout" svg:width="0.565cm" svg:height="0.457cm" svg:x="16.503cm" svg:y="3.565cm" svg:viewBox="0 0 566 458" draw:points="0,130 0,0 566,327 566,458">
                <text:p/>
              </draw:polygon>
              <draw:polygon draw:style-name="gr8" draw:text-style-name="P2" draw:layer="layout" svg:width="0.565cm" svg:height="0.555cm" svg:x="16.956cm" svg:y="3.074cm" svg:viewBox="0 0 566 556" draw:points="0,229 0,0 566,327 566,556">
                <text:p/>
              </draw:polygon>
              <draw:polygon draw:style-name="gr9" draw:text-style-name="P3" draw:layer="layout" svg:width="1.017cm" svg:height="0.587cm" svg:x="16.503cm" svg:y="3.303cm" svg:viewBox="0 0 1018 588" draw:points="0,262 453,0 1018,327 566,588">
                <text:p/>
              </draw:polygon>
              <draw:polygon draw:style-name="gr10" draw:text-style-name="P4" draw:layer="layout" svg:width="0.565cm" svg:height="0.555cm" svg:x="17.069cm" svg:y="3.467cm" svg:viewBox="0 0 566 556" draw:points="0,556 0,425 453,163 453,0 566,66 566,229">
                <text:p/>
              </draw:polygon>
              <draw:polygon draw:style-name="gr11" draw:text-style-name="P2" draw:layer="layout" svg:width="1.808cm" svg:height="2.483cm" svg:x="15.881cm" svg:y="1.081cm" svg:viewBox="0 0 1809 2484" draw:points="0,1439 0,0 1809,1046 1809,2484">
                <text:p/>
              </draw:polygon>
              <draw:polygon draw:style-name="gr12" draw:text-style-name="P6" draw:layer="layout" svg:width="1.695cm" svg:height="2.287cm" svg:x="15.938cm" svg:y="1.178cm" svg:viewBox="0 0 1696 2288" draw:points="0,1307 0,0 1696,981 1696,2288">
                <text:p/>
              </draw:polygon>
              <draw:polygon draw:style-name="gr13" draw:text-style-name="P3" draw:layer="layout" svg:width="1.922cm" svg:height="1.11cm" svg:x="15.881cm" svg:y="1.015cm" svg:viewBox="0 0 1923 1111" draw:points="1809,1111 0,66 113,0 1923,1046">
                <text:p/>
              </draw:polygon>
              <draw:polygon draw:style-name="gr14" draw:text-style-name="P4" draw:layer="layout" svg:width="0.112cm" svg:height="1.502cm" svg:x="17.691cm" svg:y="2.061cm" svg:viewBox="0 0 113 1503" draw:points="0,1503 0,66 113,0 113,1439">
                <text:p/>
              </draw:polygon>
              <draw:polygon draw:style-name="gr15" draw:text-style-name="P5" draw:layer="layout" svg:width="1.922cm" svg:height="3.007cm" svg:x="15.881cm" svg:y="1.015cm" svg:viewBox="0 0 1923 3008" draw:points="113,0 1923,1046 1923,2484 1809,2550 1753,2517 1753,2680 1188,3008 622,2680 622,2550 1075,2288 1075,2125 0,1503 0,66">
                <text:p/>
              </draw:polygon>
            </draw:g>
          </draw:g>
          <draw:g>
            <draw:path draw:style-name="gr16" draw:text-style-name="P1" draw:layer="layout" svg:width="0.736cm" svg:height="0.391cm" svg:x="16.841cm" svg:y="4.447cm" svg:viewBox="0 0 737 392" svg:d="M4 392c155 0 733-163 733-262 0-97-14-130-170-130 0 98-622 66-563 392z">
              <text:p/>
            </draw:path>
            <draw:g>
              <draw:polygon draw:style-name="gr17" draw:text-style-name="P3" draw:layer="layout" svg:width="2.431cm" svg:height="1.405cm" svg:x="15.033cm" svg:y="3.336cm" svg:viewBox="0 0 2432 1406" draw:points="1809,1406 0,359 622,0 2432,1046">
                <text:p/>
              </draw:polygon>
              <draw:polygon draw:style-name="gr18" draw:text-style-name="P7" draw:layer="layout" svg:width="1.639cm" svg:height="0.947cm" svg:x="15.203cm" svg:y="3.434cm" svg:viewBox="0 0 1640 948" draw:points="0,262 453,0 1640,686 1188,948">
                <text:p/>
              </draw:polygon>
              <draw:polygon draw:style-name="gr19" draw:text-style-name="P7" draw:layer="layout" svg:width="0.791cm" svg:height="0.457cm" svg:x="16.503cm" svg:y="4.186cm" svg:viewBox="0 0 792 458" draw:points="0,262 453,0 792,196 339,458">
                <text:p/>
              </draw:polygon>
              <draw:polygon draw:style-name="gr20" draw:text-style-name="P4" draw:layer="layout" svg:width="0.621cm" svg:height="0.489cm" svg:x="16.842cm" svg:y="4.382cm" svg:viewBox="0 0 622 490" draw:points="0,490 0,359 622,0 622,130">
                <text:p/>
              </draw:polygon>
              <draw:line draw:style-name="gr21" draw:text-style-name="P8" draw:layer="layout" svg:x1="15.316cm" svg:y1="3.63cm" svg:x2="16.504cm" svg:y2="4.316cm">
                <text:p/>
              </draw:line>
              <draw:line draw:style-name="gr22" draw:text-style-name="P8" draw:layer="layout" svg:x1="15.429cm" svg:y1="3.565cm" svg:x2="16.617cm" svg:y2="4.251cm">
                <text:p/>
              </draw:line>
              <draw:line draw:style-name="gr23" draw:text-style-name="P8" draw:layer="layout" svg:x1="15.542cm" svg:y1="3.499cm" svg:x2="16.73cm" svg:y2="4.185cm">
                <text:p/>
              </draw:line>
              <draw:line draw:style-name="gr24" draw:text-style-name="P8" draw:layer="layout" svg:x1="16.616cm" svg:y1="4.121cm" svg:x2="16.729cm" svg:y2="4.055cm">
                <text:p/>
              </draw:line>
              <draw:line draw:style-name="gr25" draw:text-style-name="P8" draw:layer="layout" svg:x1="16.503cm" svg:y1="4.056cm" svg:x2="16.616cm" svg:y2="3.99cm">
                <text:p/>
              </draw:line>
              <draw:line draw:style-name="gr26" draw:text-style-name="P8" draw:layer="layout" svg:x1="16.39cm" svg:y1="3.99cm" svg:x2="16.503cm" svg:y2="3.924cm">
                <text:p/>
              </draw:line>
              <draw:line draw:style-name="gr27" draw:text-style-name="P8" draw:layer="layout" svg:x1="16.446cm" svg:y1="4.154cm" svg:x2="16.559cm" svg:y2="4.088cm">
                <text:p/>
              </draw:line>
              <draw:line draw:style-name="gr28" draw:text-style-name="P8" draw:layer="layout" svg:x1="16.334cm" svg:y1="4.089cm" svg:x2="16.447cm" svg:y2="4.023cm">
                <text:p/>
              </draw:line>
              <draw:line draw:style-name="gr29" draw:text-style-name="P8" draw:layer="layout" svg:x1="16.221cm" svg:y1="4.023cm" svg:x2="16.334cm" svg:y2="3.957cm">
                <text:p/>
              </draw:line>
              <draw:line draw:style-name="gr30" draw:text-style-name="P8" draw:layer="layout" svg:x1="16.277cm" svg:y1="3.925cm" svg:x2="16.39cm" svg:y2="3.859cm">
                <text:p/>
              </draw:line>
              <draw:line draw:style-name="gr31" draw:text-style-name="P8" draw:layer="layout" svg:x1="16.108cm" svg:y1="3.957cm" svg:x2="16.221cm" svg:y2="3.891cm">
                <text:p/>
              </draw:line>
              <draw:line draw:style-name="gr32" draw:text-style-name="P8" draw:layer="layout" svg:x1="16.164cm" svg:y1="3.86cm" svg:x2="16.277cm" svg:y2="3.794cm">
                <text:p/>
              </draw:line>
              <draw:line draw:style-name="gr33" draw:text-style-name="P8" draw:layer="layout" svg:x1="16.051cm" svg:y1="3.794cm" svg:x2="16.164cm" svg:y2="3.728cm">
                <text:p/>
              </draw:line>
              <draw:line draw:style-name="gr34" draw:text-style-name="P8" draw:layer="layout" svg:x1="15.938cm" svg:y1="3.729cm" svg:x2="16.051cm" svg:y2="3.663cm">
                <text:p/>
              </draw:line>
              <draw:line draw:style-name="gr35" draw:text-style-name="P8" draw:layer="layout" svg:x1="15.995cm" svg:y1="3.893cm" svg:x2="16.108cm" svg:y2="3.827cm">
                <text:p/>
              </draw:line>
              <draw:line draw:style-name="gr36" draw:text-style-name="P8" draw:layer="layout" svg:x1="15.881cm" svg:y1="3.827cm" svg:x2="15.994cm" svg:y2="3.761cm">
                <text:p/>
              </draw:line>
              <draw:line draw:style-name="gr37" draw:text-style-name="P8" draw:layer="layout" svg:x1="15.768cm" svg:y1="3.761cm" svg:x2="15.881cm" svg:y2="3.695cm">
                <text:p/>
              </draw:line>
              <draw:line draw:style-name="gr38" draw:text-style-name="P8" draw:layer="layout" svg:x1="15.825cm" svg:y1="3.664cm" svg:x2="15.938cm" svg:y2="3.598cm">
                <text:p/>
              </draw:line>
              <draw:line draw:style-name="gr39" draw:text-style-name="P8" draw:layer="layout" svg:x1="15.655cm" svg:y1="3.696cm" svg:x2="15.768cm" svg:y2="3.63cm">
                <text:p/>
              </draw:line>
              <draw:line draw:style-name="gr40" draw:text-style-name="P8" draw:layer="layout" svg:x1="15.712cm" svg:y1="3.598cm" svg:x2="15.825cm" svg:y2="3.532cm">
                <text:p/>
              </draw:line>
              <draw:line draw:style-name="gr41" draw:text-style-name="P8" draw:layer="layout" svg:x1="15.599cm" svg:y1="3.533cm" svg:x2="15.712cm" svg:y2="3.467cm">
                <text:p/>
              </draw:line>
              <draw:line draw:style-name="gr42" draw:text-style-name="P8" draw:layer="layout" svg:x1="15.542cm" svg:y1="3.631cm" svg:x2="15.655cm" svg:y2="3.565cm">
                <text:p/>
              </draw:line>
              <draw:line draw:style-name="gr43" draw:text-style-name="P8" draw:layer="layout" svg:x1="16.277cm" svg:y1="4.186cm" svg:x2="16.39cm" svg:y2="4.12cm">
                <text:p/>
              </draw:line>
              <draw:line draw:style-name="gr44" draw:text-style-name="P8" draw:layer="layout" svg:x1="16.164cm" svg:y1="4.121cm" svg:x2="16.277cm" svg:y2="4.055cm">
                <text:p/>
              </draw:line>
              <draw:line draw:style-name="gr45" draw:text-style-name="P8" draw:layer="layout" svg:x1="16.051cm" svg:y1="4.056cm" svg:x2="16.164cm" svg:y2="3.99cm">
                <text:p/>
              </draw:line>
              <draw:line draw:style-name="gr46" draw:text-style-name="P8" draw:layer="layout" svg:x1="15.995cm" svg:y1="4.154cm" svg:x2="16.108cm" svg:y2="4.088cm">
                <text:p/>
              </draw:line>
              <draw:line draw:style-name="gr47" draw:text-style-name="P8" draw:layer="layout" svg:x1="15.881cm" svg:y1="4.089cm" svg:x2="15.994cm" svg:y2="4.023cm">
                <text:p/>
              </draw:line>
              <draw:line draw:style-name="gr48" draw:text-style-name="P8" draw:layer="layout" svg:x1="15.938cm" svg:y1="3.99cm" svg:x2="16.051cm" svg:y2="3.924cm">
                <text:p/>
              </draw:line>
              <draw:line draw:style-name="gr49" draw:text-style-name="P8" draw:layer="layout" svg:x1="15.825cm" svg:y1="3.925cm" svg:x2="15.938cm" svg:y2="3.859cm">
                <text:p/>
              </draw:line>
              <draw:line draw:style-name="gr50" draw:text-style-name="P8" draw:layer="layout" svg:x1="15.712cm" svg:y1="3.86cm" svg:x2="15.825cm" svg:y2="3.794cm">
                <text:p/>
              </draw:line>
              <draw:line draw:style-name="gr51" draw:text-style-name="P8" draw:layer="layout" svg:x1="15.599cm" svg:y1="3.794cm" svg:x2="15.712cm" svg:y2="3.728cm">
                <text:p/>
              </draw:line>
              <draw:line draw:style-name="gr52" draw:text-style-name="P8" draw:layer="layout" svg:x1="15.429cm" svg:y1="3.827cm" svg:x2="15.542cm" svg:y2="3.761cm">
                <text:p/>
              </draw:line>
              <draw:line draw:style-name="gr53" draw:text-style-name="P8" draw:layer="layout" svg:x1="15.486cm" svg:y1="3.729cm" svg:x2="15.599cm" svg:y2="3.663cm">
                <text:p/>
              </draw:line>
              <draw:line draw:style-name="gr54" draw:text-style-name="P8" draw:layer="layout" svg:x1="15.316cm" svg:y1="3.761cm" svg:x2="15.429cm" svg:y2="3.695cm">
                <text:p/>
              </draw:line>
              <draw:line draw:style-name="gr55" draw:text-style-name="P8" draw:layer="layout" svg:x1="16.221cm" svg:y1="4.285cm" svg:x2="16.334cm" svg:y2="4.219cm">
                <text:p/>
              </draw:line>
              <draw:line draw:style-name="gr56" draw:text-style-name="P8" draw:layer="layout" svg:x1="16.108cm" svg:y1="4.219cm" svg:x2="16.221cm" svg:y2="4.153cm">
                <text:p/>
              </draw:line>
              <draw:line draw:style-name="gr57" draw:text-style-name="P8" draw:layer="layout" svg:x1="16.616cm" svg:y1="4.513cm" svg:x2="17.069cm" svg:y2="4.251cm">
                <text:p/>
              </draw:line>
              <draw:line draw:style-name="gr58" draw:text-style-name="P8" draw:layer="layout" svg:x1="16.729cm" svg:y1="4.578cm" svg:x2="17.182cm" svg:y2="4.316cm">
                <text:p/>
              </draw:line>
              <draw:line draw:style-name="gr59" draw:text-style-name="P8" draw:layer="layout" svg:x1="16.842cm" svg:y1="4.251cm" svg:x2="17.181cm" svg:y2="4.447cm">
                <text:p/>
              </draw:line>
              <draw:line draw:style-name="gr60" draw:text-style-name="P8" draw:layer="layout" svg:x1="16.729cm" svg:y1="4.316cm" svg:x2="17.068cm" svg:y2="4.512cm">
                <text:p/>
              </draw:line>
              <draw:line draw:style-name="gr61" draw:text-style-name="P8" draw:layer="layout" svg:x1="16.616cm" svg:y1="4.382cm" svg:x2="16.842cm" svg:y2="4.512cm">
                <text:p/>
              </draw:line>
              <draw:polygon draw:style-name="gr62" draw:text-style-name="P2" draw:layer="layout" svg:width="1.808cm" svg:height="1.176cm" svg:x="15.033cm" svg:y="3.695cm" svg:viewBox="0 0 1809 1177" draw:points="0,130 0,0 1809,1046 1809,1177">
                <text:p/>
              </draw:polygon>
              <draw:polygon draw:style-name="gr63" draw:text-style-name="P5" draw:layer="layout" svg:width="2.431cm" svg:height="1.535cm" svg:x="15.033cm" svg:y="3.336cm" svg:viewBox="0 0 2432 1536" draw:points="622,0 2432,1046 2432,1177 1809,1536 0,490 0,359">
                <text:p/>
              </draw:polygon>
            </draw:g>
          </draw:g>
        </draw:g>
        <draw:g xml:id="id2" draw:id="id2"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64" draw:text-style-name="P1" draw:layer="layout" svg:width="1.664cm" svg:height="1.118cm" svg:x="8.275cm" svg:y="9.77cm" svg:viewBox="0 0 1665 1119" svg:d="M0 1119c381 0 1078-256 1441-489s259-630-122-630c0 0-1333 1120-1319 1119z">
            <text:p/>
          </draw:path>
          <draw:g>
            <draw:polygon draw:style-name="gr65" draw:text-style-name="P9" draw:layer="layout" svg:width="1.332cm" svg:height="3.149cm" svg:x="8.261cm" svg:y="7.74cm" svg:viewBox="0 0 1333 3150" draw:points="0,3150 0,770 1333,0 1333,2380">
              <text:p/>
            </draw:polygon>
            <draw:polygon draw:style-name="gr66" draw:text-style-name="P10" draw:layer="layout" svg:width="1.696cm" svg:height="0.979cm" svg:x="7.897cm" svg:y="7.53cm" svg:viewBox="0 0 1697 980" draw:points="364,980 0,770 1334,0 1697,210">
              <text:p/>
            </draw:polygon>
            <draw:polygon draw:style-name="gr67" draw:text-style-name="P11" draw:layer="layout" svg:width="0.363cm" svg:height="2.589cm" svg:x="7.897cm" svg:y="8.3cm" svg:viewBox="0 0 364 2590" draw:points="0,2380 0,0 364,210 364,2590">
              <text:p/>
            </draw:polygon>
            <draw:polygon draw:style-name="gr68" draw:text-style-name="P5" draw:layer="layout" svg:width="1.696cm" svg:height="3.359cm" svg:x="7.897cm" svg:y="7.53cm" svg:viewBox="0 0 1697 3360" draw:points="0,3150 0,770 1334,0 1697,210 1697,2590 364,3360">
              <text:p/>
            </draw:polygon>
            <draw:polygon draw:style-name="gr69" draw:text-style-name="P12" draw:layer="layout" svg:width="0.12cm" svg:height="0.209cm" svg:x="8.018cm" svg:y="8.79cm" svg:viewBox="0 0 121 210" draw:points="0,140 0,0 121,70 121,210">
              <text:p/>
            </draw:polygon>
            <draw:polygon draw:style-name="gr70" draw:text-style-name="P13" draw:layer="layout" svg:width="0.12cm" svg:height="1.469cm" svg:x="9.352cm" svg:y="6.2cm" svg:viewBox="0 0 121 1470" draw:points="0,1400 0,0 121,0 121,1470">
              <text:p/>
            </draw:polygon>
          </draw:g>
        </draw:g>
        <draw:g xml:id="id1" draw:id="id1">
          <draw:custom-shape draw:style-name="gr71" draw:text-style-name="P14" draw:layer="layout" svg:width="1.94cm" svg:height="1.931cm" svg:x="2.8cm" svg:y="7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72" draw:text-style-name="P15" draw:layer="layout" svg:width="1.185cm" svg:height="1.806cm" svg:x="3.231cm" svg:y="7.662cm" svg:viewBox="0 0 1186 1807" draw:points="0,125 216,125 323,62 539,0 862,125 647,125 754,311 431,623 323,685 216,748 431,872 539,997 862,997 1186,1184 970,1557 647,1807 647,1433 431,1184 539,1059 323,872 108,810 0,561">
            <text:p/>
          </draw:polygon>
          <draw:path draw:style-name="gr73" draw:text-style-name="P15" draw:layer="layout" svg:width="0.489cm" svg:height="0.822cm" svg:x="4.201cm" svg:y="7.774cm" svg:viewBox="0 0 490 823" svg:d="M431 823v-62l-108-187v-187l-107-249-216-125c216-125 647 685 431 810z">
            <text:p/>
          </draw:path>
          <draw:g>
            <draw:line draw:style-name="gr74" draw:text-style-name="P16" draw:layer="layout" svg:x1="3.662cm" svg:y1="8.846cm" svg:x2="3.554cm" svg:y2="8.41cm">
              <text:p/>
            </draw:line>
            <draw:line draw:style-name="gr75" draw:text-style-name="P16" draw:layer="layout" svg:x1="3.878cm" svg:y1="8.845cm" svg:x2="3.77cm" svg:y2="8.534cm">
              <text:p/>
            </draw:line>
            <draw:line draw:style-name="gr76" draw:text-style-name="P16" draw:layer="layout" svg:x1="3.878cm" svg:y1="8.846cm" svg:x2="3.986cm" svg:y2="8.41cm">
              <text:p/>
            </draw:line>
          </draw:g>
          <draw:g>
            <draw:line draw:style-name="gr77" draw:text-style-name="P16" draw:layer="layout" svg:x1="4.309cm" svg:y1="8.846cm" svg:x2="4.201cm" svg:y2="8.41cm">
              <text:p/>
            </draw:line>
            <draw:line draw:style-name="gr78" draw:text-style-name="P16" draw:layer="layout" svg:x1="4.309cm" svg:y1="8.845cm" svg:x2="4.417cm" svg:y2="8.534cm">
              <text:p/>
            </draw:line>
            <draw:line draw:style-name="gr79" draw:text-style-name="P16" draw:layer="layout" svg:x1="4.525cm" svg:y1="8.845cm" svg:x2="4.417cm" svg:y2="8.534cm">
              <text:p/>
            </draw:line>
            <draw:line draw:style-name="gr80" draw:text-style-name="P16" draw:layer="layout" svg:x1="4.524cm" svg:y1="8.846cm" svg:x2="4.632cm" svg:y2="8.41cm">
              <text:p/>
            </draw:line>
          </draw:g>
          <draw:g>
            <draw:line draw:style-name="gr81" draw:text-style-name="P16" draw:layer="layout" svg:x1="3.016cm" svg:y1="8.846cm" svg:x2="2.908cm" svg:y2="8.41cm">
              <text:p/>
            </draw:line>
            <draw:line draw:style-name="gr82" draw:text-style-name="P16" draw:layer="layout" svg:x1="3.016cm" svg:y1="8.845cm" svg:x2="3.124cm" svg:y2="8.534cm">
              <text:p/>
            </draw:line>
            <draw:line draw:style-name="gr83" draw:text-style-name="P16" draw:layer="layout" svg:x1="3.231cm" svg:y1="8.845cm" svg:x2="3.123cm" svg:y2="8.534cm">
              <text:p/>
            </draw:line>
            <draw:line draw:style-name="gr84" draw:text-style-name="P16" draw:layer="layout" svg:x1="3.231cm" svg:y1="8.846cm" svg:x2="3.339cm" svg:y2="8.41cm">
              <text:p/>
            </draw:line>
          </draw:g>
        </draw:g>
        <draw:connector draw:style-name="gr85" draw:text-style-name="P17" draw:layer="layout" svg:x1="4.74cm" svg:y1="8.565cm" svg:x2="7.897cm" svg:y2="8.545cm" draw:start-shape="id1" draw:start-glue-point="1" draw:end-shape="id2" svg:d="M4740 8565h1579v-20h1578" svg:viewBox="0 0 3158 21">
          <text:p/>
        </draw:connector>
        <draw:g xml:id="id4" draw:id="id4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86" draw:text-style-name="P1" draw:layer="layout" svg:width="0.619cm" svg:height="0.391cm" svg:x="21.38cm" svg:y="10.592cm" svg:viewBox="0 0 620 392" svg:d="M0 392c156 0 620-130 620-229 0-97-14-163-170-163 0 98-453 98-450 392z">
              <text:p/>
            </draw:path>
            <draw:g>
              <draw:polygon draw:style-name="gr87" draw:text-style-name="P2" draw:layer="layout" svg:width="0.282cm" svg:height="0.326cm" svg:x="21.152cm" svg:y="10.657cm" svg:viewBox="0 0 283 327" draw:points="0,196 57,0 283,130 226,327">
                <text:p/>
              </draw:polygon>
              <draw:polygon draw:style-name="gr88" draw:text-style-name="P3" draw:layer="layout" svg:width="0.621cm" svg:height="0.358cm" svg:x="21.208cm" svg:y="10.429cm" svg:viewBox="0 0 622 359" draw:points="0,229 113,130 283,33 396,0 622,130 509,163 339,262 226,359">
                <text:p/>
              </draw:polygon>
              <draw:path draw:style-name="gr89" draw:text-style-name="P4" draw:layer="layout" svg:width="0.508cm" svg:height="0.424cm" svg:x="21.378cm" svg:y="10.559cm" svg:viewBox="0 0 509 425" svg:d="M509 131c0-196-113-131-226-65-113 65-226 65-283 359 0 0 226-131 509-294z">
                <text:p/>
              </draw:path>
              <draw:path draw:style-name="gr90" draw:text-style-name="P5" draw:layer="layout" svg:width="0.734cm" svg:height="0.555cm" svg:x="21.152cm" svg:y="10.429cm" svg:viewBox="0 0 735 556" svg:d="M453 0c-114 33-114 33-227 98-56 32-169 65-226 327 113 65 113 65 226 131 65-30 396-229 509-294 0-164-113-164-282-262z">
                <text:p/>
              </draw:path>
            </draw:g>
          </draw:g>
          <draw:g>
            <draw:path draw:style-name="gr91" draw:text-style-name="P1" draw:layer="layout" svg:width="1.017cm" svg:height="0.784cm" svg:x="20.869cm" svg:y="9.023cm" svg:viewBox="0 0 1018 785" svg:d="M4 785c155 0 1014-33 1014-327 0-295-296-458-451-458 0 98-620 66-563 785z">
              <text:p/>
            </draw:path>
            <draw:g>
              <draw:polygon draw:style-name="gr92" draw:text-style-name="P2" draw:layer="layout" svg:width="0.565cm" svg:height="0.457cm" svg:x="20.303cm" svg:y="9.35cm" svg:viewBox="0 0 566 458" draw:points="0,130 0,0 566,327 566,458">
                <text:p/>
              </draw:polygon>
              <draw:polygon draw:style-name="gr93" draw:text-style-name="P2" draw:layer="layout" svg:width="0.565cm" svg:height="0.555cm" svg:x="20.756cm" svg:y="8.859cm" svg:viewBox="0 0 566 556" draw:points="0,229 0,0 566,327 566,556">
                <text:p/>
              </draw:polygon>
              <draw:polygon draw:style-name="gr94" draw:text-style-name="P3" draw:layer="layout" svg:width="1.017cm" svg:height="0.587cm" svg:x="20.303cm" svg:y="9.088cm" svg:viewBox="0 0 1018 588" draw:points="0,262 453,0 1018,327 566,588">
                <text:p/>
              </draw:polygon>
              <draw:polygon draw:style-name="gr95" draw:text-style-name="P4" draw:layer="layout" svg:width="0.565cm" svg:height="0.555cm" svg:x="20.869cm" svg:y="9.252cm" svg:viewBox="0 0 566 556" draw:points="0,556 0,425 453,163 453,0 566,66 566,229">
                <text:p/>
              </draw:polygon>
              <draw:polygon draw:style-name="gr96" draw:text-style-name="P2" draw:layer="layout" svg:width="1.808cm" svg:height="2.483cm" svg:x="19.681cm" svg:y="6.866cm" svg:viewBox="0 0 1809 2484" draw:points="0,1439 0,0 1809,1046 1809,2484">
                <text:p/>
              </draw:polygon>
              <draw:polygon draw:style-name="gr97" draw:text-style-name="P6" draw:layer="layout" svg:width="1.695cm" svg:height="2.287cm" svg:x="19.738cm" svg:y="6.963cm" svg:viewBox="0 0 1696 2288" draw:points="0,1307 0,0 1696,981 1696,2288">
                <text:p/>
              </draw:polygon>
              <draw:polygon draw:style-name="gr98" draw:text-style-name="P3" draw:layer="layout" svg:width="1.922cm" svg:height="1.11cm" svg:x="19.681cm" svg:y="6.8cm" svg:viewBox="0 0 1923 1111" draw:points="1809,1111 0,66 113,0 1923,1046">
                <text:p/>
              </draw:polygon>
              <draw:polygon draw:style-name="gr99" draw:text-style-name="P4" draw:layer="layout" svg:width="0.112cm" svg:height="1.502cm" svg:x="21.491cm" svg:y="7.846cm" svg:viewBox="0 0 113 1503" draw:points="0,1503 0,66 113,0 113,1439">
                <text:p/>
              </draw:polygon>
              <draw:polygon draw:style-name="gr100" draw:text-style-name="P5" draw:layer="layout" svg:width="1.922cm" svg:height="3.007cm" svg:x="19.681cm" svg:y="6.8cm" svg:viewBox="0 0 1923 3008" draw:points="113,0 1923,1046 1923,2484 1809,2550 1753,2517 1753,2680 1188,3008 622,2680 622,2550 1075,2288 1075,2125 0,1503 0,66">
                <text:p/>
              </draw:polygon>
            </draw:g>
          </draw:g>
          <draw:g>
            <draw:path draw:style-name="gr101" draw:text-style-name="P1" draw:layer="layout" svg:width="0.736cm" svg:height="0.391cm" svg:x="20.641cm" svg:y="10.232cm" svg:viewBox="0 0 737 392" svg:d="M4 392c155 0 733-163 733-262 0-97-14-130-170-130 0 98-622 66-563 392z">
              <text:p/>
            </draw:path>
            <draw:g>
              <draw:polygon draw:style-name="gr102" draw:text-style-name="P3" draw:layer="layout" svg:width="2.431cm" svg:height="1.405cm" svg:x="18.833cm" svg:y="9.121cm" svg:viewBox="0 0 2432 1406" draw:points="1809,1406 0,359 622,0 2432,1046">
                <text:p/>
              </draw:polygon>
              <draw:polygon draw:style-name="gr103" draw:text-style-name="P7" draw:layer="layout" svg:width="1.639cm" svg:height="0.947cm" svg:x="19.003cm" svg:y="9.219cm" svg:viewBox="0 0 1640 948" draw:points="0,262 453,0 1640,686 1188,948">
                <text:p/>
              </draw:polygon>
              <draw:polygon draw:style-name="gr104" draw:text-style-name="P7" draw:layer="layout" svg:width="0.791cm" svg:height="0.457cm" svg:x="20.303cm" svg:y="9.971cm" svg:viewBox="0 0 792 458" draw:points="0,262 453,0 792,196 339,458">
                <text:p/>
              </draw:polygon>
              <draw:polygon draw:style-name="gr105" draw:text-style-name="P4" draw:layer="layout" svg:width="0.621cm" svg:height="0.489cm" svg:x="20.642cm" svg:y="10.167cm" svg:viewBox="0 0 622 490" draw:points="0,490 0,359 622,0 622,130">
                <text:p/>
              </draw:polygon>
              <draw:line draw:style-name="gr106" draw:text-style-name="P8" draw:layer="layout" svg:x1="19.116cm" svg:y1="9.415cm" svg:x2="20.304cm" svg:y2="10.101cm">
                <text:p/>
              </draw:line>
              <draw:line draw:style-name="gr107" draw:text-style-name="P8" draw:layer="layout" svg:x1="19.229cm" svg:y1="9.35cm" svg:x2="20.417cm" svg:y2="10.036cm">
                <text:p/>
              </draw:line>
              <draw:line draw:style-name="gr108" draw:text-style-name="P8" draw:layer="layout" svg:x1="19.342cm" svg:y1="9.284cm" svg:x2="20.53cm" svg:y2="9.97cm">
                <text:p/>
              </draw:line>
              <draw:line draw:style-name="gr109" draw:text-style-name="P8" draw:layer="layout" svg:x1="20.416cm" svg:y1="9.906cm" svg:x2="20.529cm" svg:y2="9.84cm">
                <text:p/>
              </draw:line>
              <draw:line draw:style-name="gr110" draw:text-style-name="P8" draw:layer="layout" svg:x1="20.303cm" svg:y1="9.841cm" svg:x2="20.416cm" svg:y2="9.775cm">
                <text:p/>
              </draw:line>
              <draw:line draw:style-name="gr111" draw:text-style-name="P8" draw:layer="layout" svg:x1="20.19cm" svg:y1="9.775cm" svg:x2="20.303cm" svg:y2="9.709cm">
                <text:p/>
              </draw:line>
              <draw:line draw:style-name="gr112" draw:text-style-name="P8" draw:layer="layout" svg:x1="20.246cm" svg:y1="9.939cm" svg:x2="20.359cm" svg:y2="9.873cm">
                <text:p/>
              </draw:line>
              <draw:line draw:style-name="gr113" draw:text-style-name="P8" draw:layer="layout" svg:x1="20.134cm" svg:y1="9.874cm" svg:x2="20.247cm" svg:y2="9.808cm">
                <text:p/>
              </draw:line>
              <draw:line draw:style-name="gr114" draw:text-style-name="P8" draw:layer="layout" svg:x1="20.021cm" svg:y1="9.808cm" svg:x2="20.134cm" svg:y2="9.742cm">
                <text:p/>
              </draw:line>
              <draw:line draw:style-name="gr115" draw:text-style-name="P8" draw:layer="layout" svg:x1="20.077cm" svg:y1="9.71cm" svg:x2="20.19cm" svg:y2="9.644cm">
                <text:p/>
              </draw:line>
              <draw:line draw:style-name="gr116" draw:text-style-name="P8" draw:layer="layout" svg:x1="19.908cm" svg:y1="9.742cm" svg:x2="20.021cm" svg:y2="9.676cm">
                <text:p/>
              </draw:line>
              <draw:line draw:style-name="gr117" draw:text-style-name="P8" draw:layer="layout" svg:x1="19.964cm" svg:y1="9.645cm" svg:x2="20.077cm" svg:y2="9.579cm">
                <text:p/>
              </draw:line>
              <draw:line draw:style-name="gr118" draw:text-style-name="P8" draw:layer="layout" svg:x1="19.851cm" svg:y1="9.579cm" svg:x2="19.964cm" svg:y2="9.513cm">
                <text:p/>
              </draw:line>
              <draw:line draw:style-name="gr119" draw:text-style-name="P8" draw:layer="layout" svg:x1="19.738cm" svg:y1="9.514cm" svg:x2="19.851cm" svg:y2="9.448cm">
                <text:p/>
              </draw:line>
              <draw:line draw:style-name="gr120" draw:text-style-name="P8" draw:layer="layout" svg:x1="19.795cm" svg:y1="9.678cm" svg:x2="19.908cm" svg:y2="9.612cm">
                <text:p/>
              </draw:line>
              <draw:line draw:style-name="gr121" draw:text-style-name="P8" draw:layer="layout" svg:x1="19.681cm" svg:y1="9.612cm" svg:x2="19.794cm" svg:y2="9.546cm">
                <text:p/>
              </draw:line>
              <draw:line draw:style-name="gr122" draw:text-style-name="P8" draw:layer="layout" svg:x1="19.568cm" svg:y1="9.546cm" svg:x2="19.681cm" svg:y2="9.48cm">
                <text:p/>
              </draw:line>
              <draw:line draw:style-name="gr123" draw:text-style-name="P8" draw:layer="layout" svg:x1="19.625cm" svg:y1="9.449cm" svg:x2="19.738cm" svg:y2="9.383cm">
                <text:p/>
              </draw:line>
              <draw:line draw:style-name="gr124" draw:text-style-name="P8" draw:layer="layout" svg:x1="19.455cm" svg:y1="9.481cm" svg:x2="19.568cm" svg:y2="9.415cm">
                <text:p/>
              </draw:line>
              <draw:line draw:style-name="gr125" draw:text-style-name="P8" draw:layer="layout" svg:x1="19.512cm" svg:y1="9.383cm" svg:x2="19.625cm" svg:y2="9.317cm">
                <text:p/>
              </draw:line>
              <draw:line draw:style-name="gr126" draw:text-style-name="P8" draw:layer="layout" svg:x1="19.399cm" svg:y1="9.318cm" svg:x2="19.512cm" svg:y2="9.252cm">
                <text:p/>
              </draw:line>
              <draw:line draw:style-name="gr127" draw:text-style-name="P8" draw:layer="layout" svg:x1="19.342cm" svg:y1="9.416cm" svg:x2="19.455cm" svg:y2="9.35cm">
                <text:p/>
              </draw:line>
              <draw:line draw:style-name="gr128" draw:text-style-name="P8" draw:layer="layout" svg:x1="20.077cm" svg:y1="9.971cm" svg:x2="20.19cm" svg:y2="9.905cm">
                <text:p/>
              </draw:line>
              <draw:line draw:style-name="gr129" draw:text-style-name="P8" draw:layer="layout" svg:x1="19.964cm" svg:y1="9.906cm" svg:x2="20.077cm" svg:y2="9.84cm">
                <text:p/>
              </draw:line>
              <draw:line draw:style-name="gr130" draw:text-style-name="P8" draw:layer="layout" svg:x1="19.851cm" svg:y1="9.841cm" svg:x2="19.964cm" svg:y2="9.775cm">
                <text:p/>
              </draw:line>
              <draw:line draw:style-name="gr131" draw:text-style-name="P8" draw:layer="layout" svg:x1="19.795cm" svg:y1="9.939cm" svg:x2="19.908cm" svg:y2="9.873cm">
                <text:p/>
              </draw:line>
              <draw:line draw:style-name="gr132" draw:text-style-name="P8" draw:layer="layout" svg:x1="19.681cm" svg:y1="9.874cm" svg:x2="19.794cm" svg:y2="9.808cm">
                <text:p/>
              </draw:line>
              <draw:line draw:style-name="gr133" draw:text-style-name="P8" draw:layer="layout" svg:x1="19.738cm" svg:y1="9.775cm" svg:x2="19.851cm" svg:y2="9.709cm">
                <text:p/>
              </draw:line>
              <draw:line draw:style-name="gr134" draw:text-style-name="P8" draw:layer="layout" svg:x1="19.625cm" svg:y1="9.71cm" svg:x2="19.738cm" svg:y2="9.644cm">
                <text:p/>
              </draw:line>
              <draw:line draw:style-name="gr135" draw:text-style-name="P8" draw:layer="layout" svg:x1="19.512cm" svg:y1="9.645cm" svg:x2="19.625cm" svg:y2="9.579cm">
                <text:p/>
              </draw:line>
              <draw:line draw:style-name="gr136" draw:text-style-name="P8" draw:layer="layout" svg:x1="19.399cm" svg:y1="9.579cm" svg:x2="19.512cm" svg:y2="9.513cm">
                <text:p/>
              </draw:line>
              <draw:line draw:style-name="gr137" draw:text-style-name="P8" draw:layer="layout" svg:x1="19.229cm" svg:y1="9.612cm" svg:x2="19.342cm" svg:y2="9.546cm">
                <text:p/>
              </draw:line>
              <draw:line draw:style-name="gr138" draw:text-style-name="P8" draw:layer="layout" svg:x1="19.286cm" svg:y1="9.514cm" svg:x2="19.399cm" svg:y2="9.448cm">
                <text:p/>
              </draw:line>
              <draw:line draw:style-name="gr139" draw:text-style-name="P8" draw:layer="layout" svg:x1="19.116cm" svg:y1="9.546cm" svg:x2="19.229cm" svg:y2="9.48cm">
                <text:p/>
              </draw:line>
              <draw:line draw:style-name="gr140" draw:text-style-name="P8" draw:layer="layout" svg:x1="20.021cm" svg:y1="10.07cm" svg:x2="20.134cm" svg:y2="10.004cm">
                <text:p/>
              </draw:line>
              <draw:line draw:style-name="gr141" draw:text-style-name="P8" draw:layer="layout" svg:x1="19.908cm" svg:y1="10.004cm" svg:x2="20.021cm" svg:y2="9.938cm">
                <text:p/>
              </draw:line>
              <draw:line draw:style-name="gr142" draw:text-style-name="P8" draw:layer="layout" svg:x1="20.416cm" svg:y1="10.298cm" svg:x2="20.869cm" svg:y2="10.036cm">
                <text:p/>
              </draw:line>
              <draw:line draw:style-name="gr143" draw:text-style-name="P8" draw:layer="layout" svg:x1="20.529cm" svg:y1="10.363cm" svg:x2="20.982cm" svg:y2="10.101cm">
                <text:p/>
              </draw:line>
              <draw:line draw:style-name="gr144" draw:text-style-name="P8" draw:layer="layout" svg:x1="20.642cm" svg:y1="10.036cm" svg:x2="20.981cm" svg:y2="10.232cm">
                <text:p/>
              </draw:line>
              <draw:line draw:style-name="gr145" draw:text-style-name="P8" draw:layer="layout" svg:x1="20.529cm" svg:y1="10.101cm" svg:x2="20.868cm" svg:y2="10.297cm">
                <text:p/>
              </draw:line>
              <draw:line draw:style-name="gr146" draw:text-style-name="P8" draw:layer="layout" svg:x1="20.416cm" svg:y1="10.167cm" svg:x2="20.642cm" svg:y2="10.297cm">
                <text:p/>
              </draw:line>
              <draw:polygon draw:style-name="gr147" draw:text-style-name="P2" draw:layer="layout" svg:width="1.808cm" svg:height="1.176cm" svg:x="18.833cm" svg:y="9.48cm" svg:viewBox="0 0 1809 1177" draw:points="0,130 0,0 1809,1046 1809,1177">
                <text:p/>
              </draw:polygon>
              <draw:polygon draw:style-name="gr148" draw:text-style-name="P5" draw:layer="layout" svg:width="2.431cm" svg:height="1.535cm" svg:x="18.833cm" svg:y="9.121cm" svg:viewBox="0 0 2432 1536" draw:points="622,0 2432,1046 2432,1177 1809,1536 0,490 0,359">
                <text:p/>
              </draw:polygon>
            </draw:g>
          </draw:g>
        </draw:g>
        <draw:g xml:id="id5" draw:id="id5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149" draw:text-style-name="P1" draw:layer="layout" svg:width="0.619cm" svg:height="0.391cm" svg:x="17.947cm" svg:y="15.592cm" svg:viewBox="0 0 620 392" svg:d="M0 392c156 0 620-130 620-229 0-97-14-163-170-163 0 98-453 98-450 392z">
              <text:p/>
            </draw:path>
            <draw:g>
              <draw:polygon draw:style-name="gr150" draw:text-style-name="P2" draw:layer="layout" svg:width="0.282cm" svg:height="0.326cm" svg:x="17.719cm" svg:y="15.657cm" svg:viewBox="0 0 283 327" draw:points="0,196 57,0 283,130 226,327">
                <text:p/>
              </draw:polygon>
              <draw:polygon draw:style-name="gr151" draw:text-style-name="P3" draw:layer="layout" svg:width="0.621cm" svg:height="0.358cm" svg:x="17.775cm" svg:y="15.429cm" svg:viewBox="0 0 622 359" draw:points="0,229 113,130 283,33 396,0 622,130 509,163 339,262 226,359">
                <text:p/>
              </draw:polygon>
              <draw:path draw:style-name="gr152" draw:text-style-name="P4" draw:layer="layout" svg:width="0.508cm" svg:height="0.424cm" svg:x="17.945cm" svg:y="15.559cm" svg:viewBox="0 0 509 425" svg:d="M509 131c0-196-113-131-226-65-113 65-226 65-283 359 0 0 226-131 509-294z">
                <text:p/>
              </draw:path>
              <draw:path draw:style-name="gr153" draw:text-style-name="P5" draw:layer="layout" svg:width="0.734cm" svg:height="0.555cm" svg:x="17.719cm" svg:y="15.429cm" svg:viewBox="0 0 735 556" svg:d="M453 0c-114 33-114 33-227 98-56 32-169 65-226 327 113 65 113 65 226 131 65-30 396-229 509-294 0-164-113-164-282-262z">
                <text:p/>
              </draw:path>
            </draw:g>
          </draw:g>
          <draw:g>
            <draw:path draw:style-name="gr154" draw:text-style-name="P1" draw:layer="layout" svg:width="1.017cm" svg:height="0.784cm" svg:x="17.436cm" svg:y="14.023cm" svg:viewBox="0 0 1018 785" svg:d="M4 785c155 0 1014-33 1014-327 0-295-296-458-451-458 0 98-620 66-563 785z">
              <text:p/>
            </draw:path>
            <draw:g>
              <draw:polygon draw:style-name="gr155" draw:text-style-name="P2" draw:layer="layout" svg:width="0.565cm" svg:height="0.457cm" svg:x="16.87cm" svg:y="14.35cm" svg:viewBox="0 0 566 458" draw:points="0,130 0,0 566,327 566,458">
                <text:p/>
              </draw:polygon>
              <draw:polygon draw:style-name="gr156" draw:text-style-name="P2" draw:layer="layout" svg:width="0.565cm" svg:height="0.555cm" svg:x="17.323cm" svg:y="13.859cm" svg:viewBox="0 0 566 556" draw:points="0,229 0,0 566,327 566,556">
                <text:p/>
              </draw:polygon>
              <draw:polygon draw:style-name="gr157" draw:text-style-name="P3" draw:layer="layout" svg:width="1.017cm" svg:height="0.587cm" svg:x="16.87cm" svg:y="14.088cm" svg:viewBox="0 0 1018 588" draw:points="0,262 453,0 1018,327 566,588">
                <text:p/>
              </draw:polygon>
              <draw:polygon draw:style-name="gr158" draw:text-style-name="P4" draw:layer="layout" svg:width="0.565cm" svg:height="0.555cm" svg:x="17.436cm" svg:y="14.252cm" svg:viewBox="0 0 566 556" draw:points="0,556 0,425 453,163 453,0 566,66 566,229">
                <text:p/>
              </draw:polygon>
              <draw:polygon draw:style-name="gr159" draw:text-style-name="P2" draw:layer="layout" svg:width="1.808cm" svg:height="2.483cm" svg:x="16.248cm" svg:y="11.866cm" svg:viewBox="0 0 1809 2484" draw:points="0,1439 0,0 1809,1046 1809,2484">
                <text:p/>
              </draw:polygon>
              <draw:polygon draw:style-name="gr160" draw:text-style-name="P6" draw:layer="layout" svg:width="1.695cm" svg:height="2.287cm" svg:x="16.305cm" svg:y="11.963cm" svg:viewBox="0 0 1696 2288" draw:points="0,1307 0,0 1696,981 1696,2288">
                <text:p/>
              </draw:polygon>
              <draw:polygon draw:style-name="gr161" draw:text-style-name="P3" draw:layer="layout" svg:width="1.922cm" svg:height="1.11cm" svg:x="16.248cm" svg:y="11.8cm" svg:viewBox="0 0 1923 1111" draw:points="1809,1111 0,66 113,0 1923,1046">
                <text:p/>
              </draw:polygon>
              <draw:polygon draw:style-name="gr162" draw:text-style-name="P4" draw:layer="layout" svg:width="0.112cm" svg:height="1.502cm" svg:x="18.058cm" svg:y="12.846cm" svg:viewBox="0 0 113 1503" draw:points="0,1503 0,66 113,0 113,1439">
                <text:p/>
              </draw:polygon>
              <draw:polygon draw:style-name="gr163" draw:text-style-name="P5" draw:layer="layout" svg:width="1.922cm" svg:height="3.007cm" svg:x="16.248cm" svg:y="11.8cm" svg:viewBox="0 0 1923 3008" draw:points="113,0 1923,1046 1923,2484 1809,2550 1753,2517 1753,2680 1188,3008 622,2680 622,2550 1075,2288 1075,2125 0,1503 0,66">
                <text:p/>
              </draw:polygon>
            </draw:g>
          </draw:g>
          <draw:g>
            <draw:path draw:style-name="gr164" draw:text-style-name="P1" draw:layer="layout" svg:width="0.736cm" svg:height="0.391cm" svg:x="17.208cm" svg:y="15.232cm" svg:viewBox="0 0 737 392" svg:d="M4 392c155 0 733-163 733-262 0-97-14-130-170-130 0 98-622 66-563 392z">
              <text:p/>
            </draw:path>
            <draw:g>
              <draw:polygon draw:style-name="gr165" draw:text-style-name="P3" draw:layer="layout" svg:width="2.431cm" svg:height="1.405cm" svg:x="15.4cm" svg:y="14.121cm" svg:viewBox="0 0 2432 1406" draw:points="1809,1406 0,359 622,0 2432,1046">
                <text:p/>
              </draw:polygon>
              <draw:polygon draw:style-name="gr166" draw:text-style-name="P7" draw:layer="layout" svg:width="1.639cm" svg:height="0.947cm" svg:x="15.57cm" svg:y="14.219cm" svg:viewBox="0 0 1640 948" draw:points="0,262 453,0 1640,686 1188,948">
                <text:p/>
              </draw:polygon>
              <draw:polygon draw:style-name="gr167" draw:text-style-name="P7" draw:layer="layout" svg:width="0.791cm" svg:height="0.457cm" svg:x="16.87cm" svg:y="14.971cm" svg:viewBox="0 0 792 458" draw:points="0,262 453,0 792,196 339,458">
                <text:p/>
              </draw:polygon>
              <draw:polygon draw:style-name="gr168" draw:text-style-name="P4" draw:layer="layout" svg:width="0.621cm" svg:height="0.489cm" svg:x="17.209cm" svg:y="15.167cm" svg:viewBox="0 0 622 490" draw:points="0,490 0,359 622,0 622,130">
                <text:p/>
              </draw:polygon>
              <draw:line draw:style-name="gr169" draw:text-style-name="P8" draw:layer="layout" svg:x1="15.683cm" svg:y1="14.415cm" svg:x2="16.871cm" svg:y2="15.101cm">
                <text:p/>
              </draw:line>
              <draw:line draw:style-name="gr170" draw:text-style-name="P8" draw:layer="layout" svg:x1="15.796cm" svg:y1="14.35cm" svg:x2="16.984cm" svg:y2="15.036cm">
                <text:p/>
              </draw:line>
              <draw:line draw:style-name="gr171" draw:text-style-name="P8" draw:layer="layout" svg:x1="15.909cm" svg:y1="14.284cm" svg:x2="17.097cm" svg:y2="14.97cm">
                <text:p/>
              </draw:line>
              <draw:line draw:style-name="gr172" draw:text-style-name="P8" draw:layer="layout" svg:x1="16.983cm" svg:y1="14.906cm" svg:x2="17.096cm" svg:y2="14.84cm">
                <text:p/>
              </draw:line>
              <draw:line draw:style-name="gr173" draw:text-style-name="P8" draw:layer="layout" svg:x1="16.87cm" svg:y1="14.841cm" svg:x2="16.983cm" svg:y2="14.775cm">
                <text:p/>
              </draw:line>
              <draw:line draw:style-name="gr174" draw:text-style-name="P8" draw:layer="layout" svg:x1="16.757cm" svg:y1="14.775cm" svg:x2="16.87cm" svg:y2="14.709cm">
                <text:p/>
              </draw:line>
              <draw:line draw:style-name="gr175" draw:text-style-name="P8" draw:layer="layout" svg:x1="16.813cm" svg:y1="14.939cm" svg:x2="16.926cm" svg:y2="14.873cm">
                <text:p/>
              </draw:line>
              <draw:line draw:style-name="gr176" draw:text-style-name="P8" draw:layer="layout" svg:x1="16.701cm" svg:y1="14.874cm" svg:x2="16.814cm" svg:y2="14.808cm">
                <text:p/>
              </draw:line>
              <draw:line draw:style-name="gr177" draw:text-style-name="P8" draw:layer="layout" svg:x1="16.588cm" svg:y1="14.808cm" svg:x2="16.701cm" svg:y2="14.742cm">
                <text:p/>
              </draw:line>
              <draw:line draw:style-name="gr178" draw:text-style-name="P8" draw:layer="layout" svg:x1="16.644cm" svg:y1="14.71cm" svg:x2="16.757cm" svg:y2="14.644cm">
                <text:p/>
              </draw:line>
              <draw:line draw:style-name="gr179" draw:text-style-name="P8" draw:layer="layout" svg:x1="16.475cm" svg:y1="14.742cm" svg:x2="16.588cm" svg:y2="14.676cm">
                <text:p/>
              </draw:line>
              <draw:line draw:style-name="gr180" draw:text-style-name="P8" draw:layer="layout" svg:x1="16.531cm" svg:y1="14.645cm" svg:x2="16.644cm" svg:y2="14.579cm">
                <text:p/>
              </draw:line>
              <draw:line draw:style-name="gr181" draw:text-style-name="P8" draw:layer="layout" svg:x1="16.418cm" svg:y1="14.579cm" svg:x2="16.531cm" svg:y2="14.513cm">
                <text:p/>
              </draw:line>
              <draw:line draw:style-name="gr182" draw:text-style-name="P8" draw:layer="layout" svg:x1="16.305cm" svg:y1="14.514cm" svg:x2="16.418cm" svg:y2="14.448cm">
                <text:p/>
              </draw:line>
              <draw:line draw:style-name="gr183" draw:text-style-name="P8" draw:layer="layout" svg:x1="16.362cm" svg:y1="14.678cm" svg:x2="16.475cm" svg:y2="14.612cm">
                <text:p/>
              </draw:line>
              <draw:line draw:style-name="gr184" draw:text-style-name="P8" draw:layer="layout" svg:x1="16.248cm" svg:y1="14.612cm" svg:x2="16.361cm" svg:y2="14.546cm">
                <text:p/>
              </draw:line>
              <draw:line draw:style-name="gr185" draw:text-style-name="P8" draw:layer="layout" svg:x1="16.135cm" svg:y1="14.546cm" svg:x2="16.248cm" svg:y2="14.48cm">
                <text:p/>
              </draw:line>
              <draw:line draw:style-name="gr186" draw:text-style-name="P8" draw:layer="layout" svg:x1="16.192cm" svg:y1="14.449cm" svg:x2="16.305cm" svg:y2="14.383cm">
                <text:p/>
              </draw:line>
              <draw:line draw:style-name="gr187" draw:text-style-name="P8" draw:layer="layout" svg:x1="16.022cm" svg:y1="14.481cm" svg:x2="16.135cm" svg:y2="14.415cm">
                <text:p/>
              </draw:line>
              <draw:line draw:style-name="gr188" draw:text-style-name="P8" draw:layer="layout" svg:x1="16.079cm" svg:y1="14.383cm" svg:x2="16.192cm" svg:y2="14.317cm">
                <text:p/>
              </draw:line>
              <draw:line draw:style-name="gr189" draw:text-style-name="P8" draw:layer="layout" svg:x1="15.966cm" svg:y1="14.318cm" svg:x2="16.079cm" svg:y2="14.252cm">
                <text:p/>
              </draw:line>
              <draw:line draw:style-name="gr190" draw:text-style-name="P8" draw:layer="layout" svg:x1="15.909cm" svg:y1="14.416cm" svg:x2="16.022cm" svg:y2="14.35cm">
                <text:p/>
              </draw:line>
              <draw:line draw:style-name="gr191" draw:text-style-name="P8" draw:layer="layout" svg:x1="16.644cm" svg:y1="14.971cm" svg:x2="16.757cm" svg:y2="14.905cm">
                <text:p/>
              </draw:line>
              <draw:line draw:style-name="gr192" draw:text-style-name="P8" draw:layer="layout" svg:x1="16.531cm" svg:y1="14.906cm" svg:x2="16.644cm" svg:y2="14.84cm">
                <text:p/>
              </draw:line>
              <draw:line draw:style-name="gr193" draw:text-style-name="P8" draw:layer="layout" svg:x1="16.418cm" svg:y1="14.841cm" svg:x2="16.531cm" svg:y2="14.775cm">
                <text:p/>
              </draw:line>
              <draw:line draw:style-name="gr194" draw:text-style-name="P8" draw:layer="layout" svg:x1="16.362cm" svg:y1="14.939cm" svg:x2="16.475cm" svg:y2="14.873cm">
                <text:p/>
              </draw:line>
              <draw:line draw:style-name="gr195" draw:text-style-name="P8" draw:layer="layout" svg:x1="16.248cm" svg:y1="14.874cm" svg:x2="16.361cm" svg:y2="14.808cm">
                <text:p/>
              </draw:line>
              <draw:line draw:style-name="gr196" draw:text-style-name="P8" draw:layer="layout" svg:x1="16.305cm" svg:y1="14.775cm" svg:x2="16.418cm" svg:y2="14.709cm">
                <text:p/>
              </draw:line>
              <draw:line draw:style-name="gr197" draw:text-style-name="P8" draw:layer="layout" svg:x1="16.192cm" svg:y1="14.71cm" svg:x2="16.305cm" svg:y2="14.644cm">
                <text:p/>
              </draw:line>
              <draw:line draw:style-name="gr198" draw:text-style-name="P8" draw:layer="layout" svg:x1="16.079cm" svg:y1="14.645cm" svg:x2="16.192cm" svg:y2="14.579cm">
                <text:p/>
              </draw:line>
              <draw:line draw:style-name="gr199" draw:text-style-name="P8" draw:layer="layout" svg:x1="15.966cm" svg:y1="14.579cm" svg:x2="16.079cm" svg:y2="14.513cm">
                <text:p/>
              </draw:line>
              <draw:line draw:style-name="gr200" draw:text-style-name="P8" draw:layer="layout" svg:x1="15.796cm" svg:y1="14.612cm" svg:x2="15.909cm" svg:y2="14.546cm">
                <text:p/>
              </draw:line>
              <draw:line draw:style-name="gr201" draw:text-style-name="P8" draw:layer="layout" svg:x1="15.853cm" svg:y1="14.514cm" svg:x2="15.966cm" svg:y2="14.448cm">
                <text:p/>
              </draw:line>
              <draw:line draw:style-name="gr202" draw:text-style-name="P8" draw:layer="layout" svg:x1="15.683cm" svg:y1="14.546cm" svg:x2="15.796cm" svg:y2="14.48cm">
                <text:p/>
              </draw:line>
              <draw:line draw:style-name="gr203" draw:text-style-name="P8" draw:layer="layout" svg:x1="16.588cm" svg:y1="15.07cm" svg:x2="16.701cm" svg:y2="15.004cm">
                <text:p/>
              </draw:line>
              <draw:line draw:style-name="gr204" draw:text-style-name="P8" draw:layer="layout" svg:x1="16.475cm" svg:y1="15.004cm" svg:x2="16.588cm" svg:y2="14.938cm">
                <text:p/>
              </draw:line>
              <draw:line draw:style-name="gr205" draw:text-style-name="P8" draw:layer="layout" svg:x1="16.983cm" svg:y1="15.298cm" svg:x2="17.436cm" svg:y2="15.036cm">
                <text:p/>
              </draw:line>
              <draw:line draw:style-name="gr206" draw:text-style-name="P8" draw:layer="layout" svg:x1="17.096cm" svg:y1="15.363cm" svg:x2="17.549cm" svg:y2="15.101cm">
                <text:p/>
              </draw:line>
              <draw:line draw:style-name="gr207" draw:text-style-name="P8" draw:layer="layout" svg:x1="17.209cm" svg:y1="15.036cm" svg:x2="17.548cm" svg:y2="15.232cm">
                <text:p/>
              </draw:line>
              <draw:line draw:style-name="gr208" draw:text-style-name="P8" draw:layer="layout" svg:x1="17.096cm" svg:y1="15.101cm" svg:x2="17.435cm" svg:y2="15.297cm">
                <text:p/>
              </draw:line>
              <draw:line draw:style-name="gr209" draw:text-style-name="P8" draw:layer="layout" svg:x1="16.983cm" svg:y1="15.167cm" svg:x2="17.209cm" svg:y2="15.297cm">
                <text:p/>
              </draw:line>
              <draw:polygon draw:style-name="gr210" draw:text-style-name="P2" draw:layer="layout" svg:width="1.808cm" svg:height="1.176cm" svg:x="15.4cm" svg:y="14.48cm" svg:viewBox="0 0 1809 1177" draw:points="0,130 0,0 1809,1046 1809,1177">
                <text:p/>
              </draw:polygon>
              <draw:polygon draw:style-name="gr211" draw:text-style-name="P5" draw:layer="layout" svg:width="2.431cm" svg:height="1.535cm" svg:x="15.4cm" svg:y="14.121cm" svg:viewBox="0 0 2432 1536" draw:points="622,0 2432,1046 2432,1177 1809,1536 0,490 0,359">
                <text:p/>
              </draw:polygon>
            </draw:g>
          </draw:g>
        </draw:g>
        <draw:connector draw:style-name="gr85" draw:text-style-name="P17" draw:layer="layout" svg:x1="9.556cm" svg:y1="7.764cm" svg:x2="15.033cm" svg:y2="3.107cm" draw:start-shape="id2" draw:start-glue-point="4" draw:end-shape="id3" svg:d="M9556 7764h2921v-4657h2556" svg:viewBox="0 0 5478 4658">
          <text:p/>
        </draw:connector>
        <draw:connector draw:style-name="gr85" draw:text-style-name="P17" draw:layer="layout" svg:x1="9.556cm" svg:y1="8.935cm" svg:x2="18.833cm" svg:y2="8.892cm" draw:start-shape="id2" draw:start-glue-point="5" draw:end-shape="id4" svg:d="M9556 8935h4821v-43h4456" svg:viewBox="0 0 9278 44">
          <text:p/>
        </draw:connector>
        <draw:connector draw:style-name="gr85" draw:text-style-name="P17" draw:layer="layout" svg:x1="9.556cm" svg:y1="10.108cm" svg:x2="15.4cm" svg:y2="13.892cm" draw:start-shape="id2" draw:start-glue-point="6" draw:end-shape="id5" svg:d="M9556 10108h3105v3784h2739" svg:viewBox="0 0 5845 3785">
          <text:p/>
        </draw:connector>
        <draw:frame draw:style-name="gr212" draw:text-style-name="P18" draw:layer="layout" svg:width="6cm" svg:height="1.673cm" svg:x="14cm" svg:y="5.4cm">
          <draw:text-box>
            <text:p>IP: 192.168.0.100</text:p>
            <text:p>Mac:</text:p>
          </draw:text-box>
        </draw:frame>
        <presentation:notes draw:style-name="dp2">
          <draw:page-thumbnail draw:style-name="gr213" draw:layer="layout" svg:width="14.848cm" svg:height="11.136cm" svg:x="3.075cm" svg:y="2.257cm" draw:page-number="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5T08:47:38.832227965</meta:creation-date>
    <dc:date>2017-10-15T09:10:55.519023303</dc:date>
    <meta:editing-duration>PT2M54S</meta:editing-duration>
    <meta:editing-cycles>1</meta:editing-cycles>
    <meta:document-statistic meta:object-count="265"/>
    <meta:generator>LibreOffice/5.1.6.2$Linux_X86_64 LibreOffice_project/10m0$Build-2</meta:generator>
  </office:meta>
</office:document-meta>
</file>